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/>
    <style:style style:name="ce5" style:family="table-cell" style:parent-style-name="Default" style:data-style-name="N121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20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119">
      <style:table-cell-properties fo:background-color="#ffffd7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ffffd7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U.I. test1</text:p>
          </table:table-cell>
          <table:table-cell table:style-name="ce4" office:value-type="date" office:date-value="2020-09-20" calcext:value-type="date">
            <text:p>20/09/2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Load (Ohms)</text:p>
          </table:table-cell>
          <table:table-cell table:style-name="ce1" office:value-type="string" calcext:value-type="string">
            <text:p>Power (W)</text:p>
          </table:table-cell>
          <table:table-cell table:style-name="ce1" office:value-type="string" calcext:value-type="string">
            <text:p>Voltage (V)</text:p>
          </table:table-cell>
          <table:table-cell table:style-name="ce1" office:value-type="string" calcext:value-type="string">
            <text:p>Current (Amps)</text:p>
          </table:table-cell>
          <table:table-cell table:style-name="ce1" office:value-type="string" calcext:value-type="string">
            <text:p>LIN</text:p>
          </table:table-cell>
          <table:table-cell table:style-name="ce1" office:value-type="string" calcext:value-type="string">
            <text:p>%dev from mean</text:p>
          </table:table-cell>
        </table:table-row>
        <table:table-row table:style-name="ro1">
          <table:table-cell table:style-name="ce2" office:value-type="float" office:value="9985" calcext:value-type="float">
            <text:p>9985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48.38" calcext:value-type="float">
            <text:p>248.38</text:p>
          </table:table-cell>
          <table:table-cell table:style-name="ce5" table:formula="of:=[.B4]/[.C4]" office:value-type="float" office:value="0.0233513165311217" calcext:value-type="float">
            <text:p>0.0234</text:p>
          </table:table-cell>
          <table:table-cell table:style-name="ce6" table:formula="of:=(1/[.A4])/[.D4]" office:value-type="float" office:value="0.004288847063699" calcext:value-type="float">
            <text:p>0.00429</text:p>
          </table:table-cell>
          <table:table-cell table:style-name="ce8" table:formula="of:=1-([.$E$13]/[.E4])" office:value-type="percentage" office:value="0.0498360015123205" calcext:value-type="percentage">
            <text:p>4.98%</text:p>
          </table:table-cell>
        </table:table-row>
        <table:table-row table:style-name="ro1">
          <table:table-cell table:style-name="ce2" office:value-type="float" office:value="6763" calcext:value-type="float">
            <text:p>6763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248.53" calcext:value-type="float">
            <text:p>248.53</text:p>
          </table:table-cell>
          <table:table-cell table:style-name="ce5" table:formula="of:=[.B5]/[.C5]" office:value-type="float" office:value="0.0358105661288376" calcext:value-type="float">
            <text:p>0.0358</text:p>
          </table:table-cell>
          <table:table-cell table:style-name="ce6" table:formula="of:=(1/[.A5])/[.D5]" office:value-type="float" office:value="0.00412904319105776" calcext:value-type="float">
            <text:p>0.00413</text:p>
          </table:table-cell>
          <table:table-cell table:style-name="ce8" table:formula="of:=1-([.$E$13]/[.E5])" office:value-type="percentage" office:value="0.0130623763462148" calcext:value-type="percentage">
            <text:p>1.31%</text:p>
          </table:table-cell>
        </table:table-row>
        <table:table-row table:style-name="ro1"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248.01" calcext:value-type="float">
            <text:p>248.01</text:p>
          </table:table-cell>
          <table:table-cell table:style-name="ce5" table:formula="of:=[.B6]/[.C6]" office:value-type="float" office:value="0.0741905568323858" calcext:value-type="float">
            <text:p>0.0742</text:p>
          </table:table-cell>
          <table:table-cell table:style-name="ce6" table:formula="of:=(1/[.A6])/[.D6]" office:value-type="float" office:value="0.00407337695612756" calcext:value-type="float">
            <text:p>0.00407</text:p>
          </table:table-cell>
          <table:table-cell table:style-name="ce8" table:formula="of:=1-([.$E$13]/[.E6])" office:value-type="percentage" office:value="-0.000424983702090431" calcext:value-type="percentage">
            <text:p>-0.04%</text:p>
          </table:table-cell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2" office:value-type="float" office:value="61.3" calcext:value-type="float">
            <text:p>61.3</text:p>
          </table:table-cell>
          <table:table-cell table:style-name="ce2" office:value-type="float" office:value="248.46" calcext:value-type="float">
            <text:p>248.46</text:p>
          </table:table-cell>
          <table:table-cell table:style-name="ce5" table:formula="of:=[.B7]/[.C7]" office:value-type="float" office:value="0.246719793930613" calcext:value-type="float">
            <text:p>0.2467</text:p>
          </table:table-cell>
          <table:table-cell table:style-name="ce6" table:formula="of:=(1/[.A7])/[.D7]" office:value-type="float" office:value="0.00402500603443109" calcext:value-type="float">
            <text:p>0.00403</text:p>
          </table:table-cell>
          <table:table-cell table:style-name="ce8" table:formula="of:=1-([.$E$13]/[.E7])" office:value-type="percentage" office:value="-0.0124476932672171" calcext:value-type="percentage">
            <text:p>-1.24%</text:p>
          </table:table-cell>
        </table:table-row>
        <table:table-row table:style-name="ro1">
          <table:table-cell table:style-name="ce2" office:value-type="float" office:value="688.5" calcext:value-type="float">
            <text:p>688.5</text:p>
          </table:table-cell>
          <table:table-cell table:style-name="ce2" office:value-type="float" office:value="89.9" calcext:value-type="float">
            <text:p>89.9</text:p>
          </table:table-cell>
          <table:table-cell table:style-name="ce2" office:value-type="float" office:value="248.35" calcext:value-type="float">
            <text:p>248.35</text:p>
          </table:table-cell>
          <table:table-cell table:style-name="ce5" table:formula="of:=[.B8]/[.C8]" office:value-type="float" office:value="0.361989128246426" calcext:value-type="float">
            <text:p>0.3620</text:p>
          </table:table-cell>
          <table:table-cell table:style-name="ce6" table:formula="of:=(1/[.A8])/[.D8]" office:value-type="float" office:value="0.00401236587412949" calcext:value-type="float">
            <text:p>0.00401</text:p>
          </table:table-cell>
          <table:table-cell table:style-name="ce8" table:formula="of:=1-([.$E$13]/[.E8])" office:value-type="percentage" office:value="-0.0156372082669318" calcext:value-type="percentage">
            <text:p>-1.56%</text:p>
          </table:table-cell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248.12" calcext:value-type="float">
            <text:p>248.12</text:p>
          </table:table-cell>
          <table:table-cell table:style-name="ce5" table:formula="of:=[.B9]/[.C9]" office:value-type="float" office:value="1.22521360631952" calcext:value-type="float">
            <text:p>1.2252</text:p>
          </table:table-cell>
          <table:table-cell table:style-name="ce6" table:formula="of:=(1/[.A9])/[.D9]" office:value-type="float" office:value="0.00402061187451387" calcext:value-type="float">
            <text:p>0.00402</text:p>
          </table:table-cell>
          <table:table-cell table:style-name="ce8" table:formula="of:=1-([.$E$13]/[.E9])" office:value-type="percentage" office:value="-0.0135542057113136" calcext:value-type="percentage">
            <text:p>-1.36%</text:p>
          </table:table-cell>
        </table:table-row>
        <table:table-row table:style-name="ro1">
          <table:table-cell table:style-name="ce2" office:value-type="float" office:value="101.8" calcext:value-type="float">
            <text:p>101.8</text:p>
          </table:table-cell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247.81" calcext:value-type="float">
            <text:p>247.81</text:p>
          </table:table-cell>
          <table:table-cell table:style-name="ce5" table:formula="of:=[.B10]/[.C10]" office:value-type="float" office:value="2.44945724547032" calcext:value-type="float">
            <text:p>2.4495</text:p>
          </table:table-cell>
          <table:table-cell table:style-name="ce6" table:formula="of:=(1/[.A10])/[.D10]" office:value-type="float" office:value="0.00401035075397378" calcext:value-type="float">
            <text:p>0.00401</text:p>
          </table:table-cell>
          <table:table-cell table:style-name="ce8" table:formula="of:=1-([.$E$13]/[.E10])" office:value-type="percentage" office:value="-0.0161475454256561" calcext:value-type="percentage">
            <text:p>-1.61%</text:p>
          </table:table-cell>
        </table:table-row>
        <table:table-row table:style-name="ro1">
          <table:table-cell table:style-name="ce2" office:value-type="float" office:value="50.7" calcext:value-type="float">
            <text:p>50.7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246.69" calcext:value-type="float">
            <text:p>246.69</text:p>
          </table:table-cell>
          <table:table-cell table:style-name="ce5" table:formula="of:=[.B11]/[.C11]" office:value-type="float" office:value="4.88061940086749" calcext:value-type="float">
            <text:p>4.8806</text:p>
          </table:table-cell>
          <table:table-cell table:style-name="ce6" table:formula="of:=(1/[.A11])/[.D11]" office:value-type="float" office:value="0.00404126285163852" calcext:value-type="float">
            <text:p>0.00404</text:p>
          </table:table-cell>
          <table:table-cell table:style-name="ce8" table:formula="of:=1-([.$E$13]/[.E11])" office:value-type="percentage" office:value="-0.00837491263260359" calcext:value-type="percentage">
            <text:p>-0.84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Average =</text:p>
          </table:table-cell>
          <table:table-cell table:style-name="ce7" table:formula="of:=AVERAGE([.E4:.E11])" office:value-type="float" office:value="0.00407510807494638" calcext:value-type="float">
            <text:p>0.004075</text:p>
          </table:table-cell>
          <table:table-cell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2:41:18.979726819</meta:creation-date>
    <dc:date>2020-09-29T12:53:38.883034019</dc:date>
    <meta:editing-duration>PT1M19S</meta:editing-duration>
    <meta:editing-cycles>1</meta:editing-cycles>
    <meta:document-statistic meta:table-count="1" meta:cell-count="58" meta:object-count="0"/>
    <meta:generator>LibreOffice/6.4.5.2$Linux_X86_64 LibreOffice_project/40$Build-2</meta:generator>
  </office:meta>
</office:document-meta>
</file>